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ucida Sans" svg:font-family="Lucida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Bodytext1" style:master-page-name="MP0" style:family="paragraph">
      <style:paragraph-properties fo:break-before="page" fo:line-height="0.1833in" fo:text-indent="0in"/>
    </style:style>
    <style:style style:name="P2" style:parent-style-name="Bodytext1" style:family="paragraph">
      <style:paragraph-properties fo:text-align="center" fo:line-height="0.1833in" fo:text-indent="0in"/>
    </style:style>
    <style:style style:name="T3" style:parent-style-name="Bodytext10.5pt1" style:family="text">
      <style:text-properties fo:color="#000000"/>
    </style:style>
    <style:style style:name="P4" style:parent-style-name="Standard" style:family="paragraph">
      <style:paragraph-properties fo:text-align="center"/>
    </style:style>
    <style:style style:name="P5" style:parent-style-name="Bodytext1" style:family="paragraph">
      <style:paragraph-properties fo:line-height="0.1833in" fo:margin-left="0.1423in" fo:text-indent="-0.0986in">
        <style:tab-stops>
          <style:tab-stop style:type="left" style:position="0.3833in"/>
        </style:tab-stops>
      </style:paragraph-properties>
    </style:style>
    <style:style style:name="T6" style:parent-style-name="Bodytext10.5pt" style:family="text">
      <style:text-properties style:font-name-asian="Times New Roman" fo:color="#000000"/>
    </style:style>
    <style:style style:name="T7" style:parent-style-name="Bodytext10.5pt" style:family="text">
      <style:text-properties fo:font-weight="bold" style:font-weight-asian="bold" style:font-weight-complex="bold" fo:color="#000000"/>
    </style:style>
    <style:style style:name="T8" style:parent-style-name="Bodytext10.5pt" style:family="text">
      <style:text-properties fo:color="#000000"/>
    </style:style>
    <style:style style:name="P9" style:parent-style-name="Bodytext1" style:family="paragraph">
      <style:paragraph-properties fo:line-height="0.1833in" fo:margin-left="0.1423in" fo:text-indent="-0.0986in">
        <style:tab-stops>
          <style:tab-stop style:type="left" style:position="0.3833in"/>
        </style:tab-stops>
      </style:paragraph-properties>
    </style:style>
    <style:style style:name="T10" style:parent-style-name="Bodytext10.5pt" style:family="text">
      <style:text-properties style:font-name-asian="Times New Roman" fo:color="#000000"/>
    </style:style>
    <style:style style:name="T11" style:parent-style-name="Bodytext10.5pt" style:family="text">
      <style:text-properties fo:color="#000000"/>
    </style:style>
    <style:style style:name="T12" style:parent-style-name="Bodytext10.5pt" style:family="text">
      <style:text-properties fo:color="#000000"/>
    </style:style>
    <style:style style:name="P13" style:parent-style-name="Bodytext1" style:family="paragraph">
      <style:paragraph-properties fo:line-height="0.1833in" fo:margin-left="0.1423in" fo:text-indent="-0.0986in">
        <style:tab-stops>
          <style:tab-stop style:type="left" style:position="0.3833in"/>
        </style:tab-stops>
      </style:paragraph-properties>
    </style:style>
    <style:style style:name="T14" style:parent-style-name="Bodytext10.5pt" style:family="text">
      <style:text-properties style:font-name-asian="Times New Roman" fo:color="#000000"/>
    </style:style>
    <style:style style:name="T15" style:parent-style-name="Bodytext10.5pt" style:family="text">
      <style:text-properties fo:color="#000000"/>
    </style:style>
    <style:style style:name="P16" style:parent-style-name="Bodytext1" style:family="paragraph">
      <style:paragraph-properties fo:line-height="0.1833in" fo:margin-left="0.1423in" fo:text-indent="-0.0986in">
        <style:tab-stops>
          <style:tab-stop style:type="left" style:position="0.3833in"/>
        </style:tab-stops>
      </style:paragraph-properties>
    </style:style>
    <style:style style:name="T17" style:parent-style-name="Bodytext10.5pt" style:family="text">
      <style:text-properties style:font-name-asian="Times New Roman" fo:color="#000000"/>
    </style:style>
    <style:style style:name="T18" style:parent-style-name="Bodytext10.5pt" style:family="text">
      <style:text-properties fo:color="#000000"/>
    </style:style>
    <style:style style:name="P19" style:parent-style-name="Bodytext1" style:family="paragraph">
      <style:paragraph-properties fo:line-height="0.1833in" fo:margin-left="0.1423in" fo:text-indent="-0.0986in">
        <style:tab-stops>
          <style:tab-stop style:type="left" style:position="0.3833in"/>
        </style:tab-stops>
      </style:paragraph-properties>
    </style:style>
    <style:style style:name="P20" style:parent-style-name="Bodytext1" style:family="paragraph">
      <style:paragraph-properties fo:line-height="0.1833in" fo:margin-left="0.1423in" fo:text-indent="-0.0986in">
        <style:tab-stops>
          <style:tab-stop style:type="left" style:position="0.3833in"/>
        </style:tab-stops>
      </style:paragraph-properties>
    </style:style>
    <style:style style:name="P21" style:parent-style-name="Bodytext1" style:family="paragraph">
      <style:paragraph-properties fo:line-height="0.1833in" fo:margin-left="0.1423in" fo:text-indent="-0.0986in">
        <style:tab-stops>
          <style:tab-stop style:type="left" style:position="0.3833in"/>
        </style:tab-stops>
      </style:paragraph-properties>
    </style:style>
    <style:style style:name="T22" style:parent-style-name="Bodytext10.5pt" style:family="text">
      <style:text-properties fo:font-weight="bold" style:font-weight-asian="bold" style:font-weight-complex="bold" fo:color="#000000"/>
    </style:style>
  </office:automatic-styles>
  <office:body>
    <office:text text:use-soft-page-breaks="true">
      <text:p text:style-name="P1"/>
      <text:p text:style-name="P2"><text:span text:style-name="T3">МДК.05.01. Теоретические основы обеспечения надёжности систем автоматизации и модулей мехатронньх систем</text:span></text:p>
      <text:p text:style-name="P4"/>
      <text:p text:style-name="Standard"/>
      <text:p text:style-name="P5"><text:span text:style-name="T6"><text:s text:c="9"/></text:span><text:span text:style-name="T7">Цели и задачи профессионального модуля. <text:s text:c="2"/></text:span><text:span text:style-name="T8">2часа.</text:span></text:p>
      <text:p text:style-name="P9"><text:span text:style-name="T10"><text:s text:c="9"/></text:span><text:span text:style-name="T11">Структура<text:s/></text:span><text:span text:style-name="T12">профессионального модуля. <text:s text:c="68"/></text:span></text:p>
      <text:p text:style-name="P13"><text:span text:style-name="T14"><text:s text:c="9"/></text:span><text:span text:style-name="T15">Последовательность освоения профессиональных компетенций по модулю.</text:span></text:p>
      <text:p text:style-name="P16"><text:span text:style-name="T17"><text:s text:c="9"/></text:span><text:span text:style-name="T18">Требования к уровню знаний и умений</text:span></text:p>
      <text:p text:style-name="P19"/>
      <text:p text:style-name="P20"/>
      <text:p text:style-name="P21"><text:span text:style-name="T22">Цель: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ucida Sans" svg:font-family="Lucida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Times New Roman" style:font-name-asian="Arial Unicode MS" style:font-name-complex="Mang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odytext1" style:display-name="Body text1" style:family="paragraph" style:parent-style-name="Standard">
      <style:paragraph-properties fo:line-height="0.1965in" fo:text-indent="-0.2361in"/>
      <style:text-properties style:font-name-complex="Times New Roman" fo:color="#00000A" fo:font-size="11pt" style:font-size-asian="11pt" style:font-size-complex="11pt" style:language-asian="en" style:country-asian="US" fo:hyphenate="false"/>
    </style:style>
    <style:style style:name="WW8Num1z0" style:display-name="WW8Num1z0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8Num2z0" style:display-name="WW8Num2z0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8Num3z0" style:display-name="WW8Num3z0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8Num4z0" style:display-name="WW8Num4z0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Bodytext10.5pt" style:display-name="Body text + 10.5 pt" style:family="text">
      <style:text-properties style:font-name="Times New Roman" style:font-name-complex="Times New Roman" fo:font-size="10.5pt" style:font-size-asian="10.5pt" style:font-size-complex="10.5pt" style:text-underline-type="none" style:text-underline-color="font-color"/>
    </style:style>
    <style:style style:name="ListLabel1" style:display-name="ListLabel 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Bodytext10.5pt1" style:display-name="Body text + 10.5 pt1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0.5pt" style:font-size-asian="10.5pt" style:font-size-complex="10.5pt" style:text-underline-type="none" style:text-underline-color="font-color"/>
    </style:style>
    <style:style style:name="WW_CharLFO1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1LVL2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1LVL3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1LVL4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1LVL5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1LVL6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1LVL7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1LVL8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1LVL9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text:list-style style:name="WW8Num1" style:display-name="WW8Num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suffix="." style:num-format="1" text:display-levels="2">
        <style:list-level-properties/>
      </text:list-level-style-number>
      <text:list-level-style-number text:level="3" text:style-name="WW_CharLFO1LVL3" style:num-suffix="." style:num-format="1" text:display-levels="3">
        <style:list-level-properties/>
      </text:list-level-style-number>
      <text:list-level-style-number text:level="4" text:style-name="WW_CharLFO1LVL4" style:num-suffix="." style:num-format="1" text:display-levels="4">
        <style:list-level-properties/>
      </text:list-level-style-number>
      <text:list-level-style-number text:level="5" text:style-name="WW_CharLFO1LVL5" style:num-suffix="." style:num-format="1" text:display-levels="5">
        <style:list-level-properties/>
      </text:list-level-style-number>
      <text:list-level-style-number text:level="6" text:style-name="WW_CharLFO1LVL6" style:num-suffix="." style:num-format="1" text:display-levels="6">
        <style:list-level-properties/>
      </text:list-level-style-number>
      <text:list-level-style-number text:level="7" text:style-name="WW_CharLFO1LVL7" style:num-suffix="." style:num-format="1" text:display-levels="7">
        <style:list-level-properties/>
      </text:list-level-style-number>
      <text:list-level-style-number text:level="8" text:style-name="WW_CharLFO1LVL8" style:num-suffix="." style:num-format="1" text:display-levels="8">
        <style:list-level-properties/>
      </text:list-level-style-number>
      <text:list-level-style-number text:level="9" text:style-name="WW_CharLFO1LVL9" style:num-suffix="." style:num-format="1" text:display-levels="9">
        <style:list-level-properties/>
      </text:list-level-style-number>
    </text:list-style>
    <style:style style:name="WW_CharLFO2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2LVL2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2LVL3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2LVL4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2LVL5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2LVL6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2LVL7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2LVL8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2LVL9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text:list-style style:name="WW8Num2" style:display-name="WW8Num2">
      <text:list-level-style-number text:level="1" text:style-name="WW_CharLFO2LVL1" style:num-suffix="." style:num-format="1">
        <style:list-level-properties/>
      </text:list-level-style-number>
      <text:list-level-style-number text:level="2" text:style-name="WW_CharLFO2LVL2" style:num-suffix="." style:num-format="1" text:display-levels="2">
        <style:list-level-properties/>
      </text:list-level-style-number>
      <text:list-level-style-number text:level="3" text:style-name="WW_CharLFO2LVL3" style:num-suffix="." style:num-format="1" text:display-levels="3">
        <style:list-level-properties/>
      </text:list-level-style-number>
      <text:list-level-style-number text:level="4" text:style-name="WW_CharLFO2LVL4" style:num-suffix="." style:num-format="1" text:display-levels="4">
        <style:list-level-properties/>
      </text:list-level-style-number>
      <text:list-level-style-number text:level="5" text:style-name="WW_CharLFO2LVL5" style:num-suffix="." style:num-format="1" text:display-levels="5">
        <style:list-level-properties/>
      </text:list-level-style-number>
      <text:list-level-style-number text:level="6" text:style-name="WW_CharLFO2LVL6" style:num-suffix="." style:num-format="1" text:display-levels="6">
        <style:list-level-properties/>
      </text:list-level-style-number>
      <text:list-level-style-number text:level="7" text:style-name="WW_CharLFO2LVL7" style:num-suffix="." style:num-format="1" text:display-levels="7">
        <style:list-level-properties/>
      </text:list-level-style-number>
      <text:list-level-style-number text:level="8" text:style-name="WW_CharLFO2LVL8" style:num-suffix="." style:num-format="1" text:display-levels="8">
        <style:list-level-properties/>
      </text:list-level-style-number>
      <text:list-level-style-number text:level="9" text:style-name="WW_CharLFO2LVL9" style:num-suffix="." style:num-format="1" text:display-levels="9">
        <style:list-level-properties/>
      </text:list-level-style-number>
    </text:list-style>
    <style:style style:name="WW_CharLFO3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3LVL2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3LVL3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3LVL4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3LVL5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3LVL6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3LVL7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3LVL8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3LVL9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text:list-style style:name="WW8Num3" style:display-name="WW8Num3">
      <text:list-level-style-number text:level="1" text:style-name="WW_CharLFO3LVL1" style:num-suffix="." style:num-format="1">
        <style:list-level-properties/>
      </text:list-level-style-number>
      <text:list-level-style-number text:level="2" text:style-name="WW_CharLFO3LVL2" style:num-suffix="." style:num-format="1" text:display-levels="2">
        <style:list-level-properties/>
      </text:list-level-style-number>
      <text:list-level-style-number text:level="3" text:style-name="WW_CharLFO3LVL3" style:num-suffix="." style:num-format="1" text:display-levels="3">
        <style:list-level-properties/>
      </text:list-level-style-number>
      <text:list-level-style-number text:level="4" text:style-name="WW_CharLFO3LVL4" style:num-suffix="." style:num-format="1" text:display-levels="4">
        <style:list-level-properties/>
      </text:list-level-style-number>
      <text:list-level-style-number text:level="5" text:style-name="WW_CharLFO3LVL5" style:num-suffix="." style:num-format="1" text:display-levels="5">
        <style:list-level-properties/>
      </text:list-level-style-number>
      <text:list-level-style-number text:level="6" text:style-name="WW_CharLFO3LVL6" style:num-suffix="." style:num-format="1" text:display-levels="6">
        <style:list-level-properties/>
      </text:list-level-style-number>
      <text:list-level-style-number text:level="7" text:style-name="WW_CharLFO3LVL7" style:num-suffix="." style:num-format="1" text:display-levels="7">
        <style:list-level-properties/>
      </text:list-level-style-number>
      <text:list-level-style-number text:level="8" text:style-name="WW_CharLFO3LVL8" style:num-suffix="." style:num-format="1" text:display-levels="8">
        <style:list-level-properties/>
      </text:list-level-style-number>
      <text:list-level-style-number text:level="9" text:style-name="WW_CharLFO3LVL9" style:num-suffix="." style:num-format="1" text:display-levels="9">
        <style:list-level-properties/>
      </text:list-level-style-number>
    </text:list-style>
    <style:style style:name="WW_CharLFO4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4LVL2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4LVL3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4LVL4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4LVL5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4LVL6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4LVL7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4LVL8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style:style style:name="WW_CharLFO4LVL9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style:text-position="0% 100%" fo:font-size="10.5pt" style:font-size-asian="10.5pt" style:font-size-complex="10.5pt" style:text-underline-type="none" style:text-underline-color="font-color"/>
    </style:style>
    <text:list-style style:name="WW8Num4" style:display-name="WW8Num4">
      <text:list-level-style-number text:level="1" text:style-name="WW_CharLFO4LVL1" style:num-suffix="." style:num-format="1">
        <style:list-level-properties/>
      </text:list-level-style-number>
      <text:list-level-style-number text:level="2" text:style-name="WW_CharLFO4LVL2" style:num-suffix="." style:num-format="1" text:display-levels="2">
        <style:list-level-properties/>
      </text:list-level-style-number>
      <text:list-level-style-number text:level="3" text:style-name="WW_CharLFO4LVL3" style:num-suffix="." style:num-format="1" text:display-levels="3">
        <style:list-level-properties/>
      </text:list-level-style-number>
      <text:list-level-style-number text:level="4" text:style-name="WW_CharLFO4LVL4" style:num-suffix="." style:num-format="1" text:display-levels="4">
        <style:list-level-properties/>
      </text:list-level-style-number>
      <text:list-level-style-number text:level="5" text:style-name="WW_CharLFO4LVL5" style:num-suffix="." style:num-format="1" text:display-levels="5">
        <style:list-level-properties/>
      </text:list-level-style-number>
      <text:list-level-style-number text:level="6" text:style-name="WW_CharLFO4LVL6" style:num-suffix="." style:num-format="1" text:display-levels="6">
        <style:list-level-properties/>
      </text:list-level-style-number>
      <text:list-level-style-number text:level="7" text:style-name="WW_CharLFO4LVL7" style:num-suffix="." style:num-format="1" text:display-levels="7">
        <style:list-level-properties/>
      </text:list-level-style-number>
      <text:list-level-style-number text:level="8" text:style-name="WW_CharLFO4LVL8" style:num-suffix="." style:num-format="1" text:display-levels="8">
        <style:list-level-properties/>
      </text:list-level-style-number>
      <text:list-level-style-number text:level="9" text:style-name="WW_CharLFO4LVL9" style:num-suffix="." style:num-format="1" text:display-levels="9">
        <style:list-level-properties/>
      </text:list-level-style-number>
    </text:list-style>
    <text:list-style style:name="WW8Num5" style:display-name="WW8Num5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aahramov</dc:creator>
    <meta:creation-date>2017-12-07T21:40:00Z</meta:creation-date>
    <dc:date>2018-01-12T12:43:00Z</dc:date>
    <meta:template xlink:href="Normal" xlink:type="simple"/>
    <meta:editing-cycles>1</meta:editing-cycles>
    <meta:editing-duration>PT41880S</meta:editing-duration>
    <meta:document-statistic meta:page-count="1" meta:paragraph-count="1" meta:word-count="61" meta:character-count="411" meta:row-count="2" meta:non-whitespace-character-count="351"/>
  </office:meta>
</office:document-meta>
</file>